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odule Name: <text:span text:style-name="Strong_20_Emphasis">Academic Literacies</text:span></text:p>
      <text:p text:style-name="Text_20_body">Lecturer’s Name:<text:span text:style-name="Strong_20_Emphasis"> Dr Shyama Ramasamy Goomany</text:span></text:p>
      <text:p text:style-name="Text_20_body">Date of Submission: <text:span text:style-name="Strong_20_Emphasis">19 October 2024</text:span></text:p>
      <text:p text:style-name="Text_20_body">Submission Mode:<text:span text:style-name="Strong_20_Emphasis"> </text:span><text:span text:style-name="Strong_20_Emphasis"><text:span text:style-name="T1">BLACKBOARD (MANDATORY) </text:span></text:span></text:p>
      <text:p text:style-name="Text_20_body"/>
      <text:p text:style-name="Text_20_body">Total Marks: <text:span text:style-name="Strong_20_Emphasis">30 Marks</text:span></text:p>
      <text:p text:style-name="Text_20_body"/>
      <text:p text:style-name="Text_20_body">Word limit: <text:span text:style-name="Strong_20_Emphasis">3000</text:span></text:p>
      <text:p text:style-name="Text_20_body"><text:span text:style-name="Strong_20_Emphasis"/></text:p>
      <text:p text:style-name="Text_20_body"><text:span text:style-name="Strong_20_Emphasis">ASSIGNMENT QUESTIONS</text:span></text:p>
      <text:p text:style-name="Text_20_body"><text:span text:style-name="Strong_20_Emphasis"/></text:p>
      <text:p text:style-name="Text_20_body">a. Explore the connection between artificial intelligence and language, focusing on how interdisciplinary approaches improve language modelling and processing within computer science.</text:p>
      <text:p text:style-name="Text_20_body">(2000 words;20 Marks)</text:p>
      <text:p text:style-name="Text_20_body"/>
      <text:p text:style-name="Text_20_body">b. How do these combined efforts advance the development and understanding of language technologies?</text:p>
      <text:p text:style-name="Text_20_body">(1000 words;10 Marks)</text:p>
      <text:p text:style-name="Text_20_body"/>
      <text:p text:style-name="Text_20_body">You are advised to use visual representations where and when necessar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47:54.593260082</meta:creation-date>
    <dc:date>2024-09-13T21:48:56.027965701</dc:date>
    <meta:editing-duration>PT1M2S</meta:editing-duration>
    <meta:editing-cycles>2</meta:editing-cycles>
    <meta:generator>LibreOffice/7.4.7.2$Linux_X86_64 LibreOffice_project/40$Build-2</meta:generator>
    <meta:print-date>2024-09-13T21:49:05.631111677</meta:print-date>
    <meta:document-statistic meta:table-count="0" meta:image-count="0" meta:object-count="0" meta:page-count="1" meta:paragraph-count="12" meta:word-count="82" meta:character-count="603" meta:non-whitespace-character-count="532"/>
  </office:meta>
</office:document-meta>
</file>